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fruit, seed</text:span><text:span text:style-name="xitem-xitem_definition..before_definition_.en_sense_senses_entry_letData_dicBody"> </text:span><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body</text:span><text:span text:style-name="xitem-xitem_definition..before_definition_.en_sense_senses_entry_letData_dicBody"> </text:span><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item_.en_definition_.en_sense_senses_entry_letData_dicBody">true, real</text:span><text:span text:style-name="xitem-xitem_definition..before_definition_.en_sense_senses_entry_letData_dicBody"> </text:span><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 </text:span><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press down, press together, hold down, crush</text:span><text:span text:style-name="xitem-xitem_definition..before_definition_.en_sense_senses_entry_letData_dicBody">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 </text:span><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scrape, to rub off-as of skin</text:span><text:span text:style-name="xitem-xitem_definition..before_definition_.en_sense_senses_entry_letData_dicBody"> </text:span><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remove-as of clothing etc</text:span><text:span text:style-name="xitem-xitem_definition..before_definition_.en_sense_senses_entry_letData_dicBody">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ëpi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be sorry for, to pity, to express a wish that something won't happen</text:span><text:span text:style-name="xitem-xitem_definition..before_definition_.en_sense_senses_entry_letData_dicBody"> </text:span><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ujeng</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entreat, entice, persuade, urge, tempt, seduce; to cause someone to do something they hadn't intended</text:span><text:span text:style-name="xitem-xitem_definition..before_definition_.en_sense_senses_entry_letData_dicBody"> </text:span><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lööi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sway about</text:span><text:span text:style-name="xitem-xitem_definition..before_definition_.en_sense_senses_entry_letData_dicBody"> </text:span><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furry, having a furry taste-as betelnut or green bananas</text:span><text:span text:style-name="xitem-xitem_definition..before_definition_.en_sense_senses_entry_letData_dicBody">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 </text:span><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nema</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hand</text:span><text:span text:style-name="xitem-xitem_definition..before_definition_.en_sense_senses_entry_letData_dicBody"> </text:span><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The forearm as far as the elbow</text:span><text:span text:style-name="xitem-xitem_definition..before_definition_.en_sense_senses_entry_letData_dicBody"> </text:span><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the forefoot of four footed animals</text:span><text:span text:style-name="xitem-xitem_definition..before_definition_.en_sense_senses_entry_letData_dicBody"> </text:span><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span_.tpi_xitem_.en_definition_.en_sense_senses_entry_letData_dicBody">branch, of trees, etc.</text:span><text:span text:style-name="xitem-xitem_definition..before_definition_.en_sense_senses_entry_letData_dicBody"> </text:span><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handle of tools, utensils, etc</text:span><text:span text:style-name="xitem-xitem_definition..before_definition_.en_sense_senses_entry_letData_dicBody"> </text:span><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hin</text:span><text:span text:style-name="xitem-xitem_definition..before_definition_.en_sense_senses_entry_letData_dicBody"> </text:span><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beginning, first</text:span><text:span text:style-name="xitem-xitem_definition..before_definition_.en_sense_senses_entry_letData_dicBody"> </text:span><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item_.en_definition_.en_sense_senses_entry_letData_dicBody">edge, corner</text:span><text:span text:style-name="xitem-xitem_definition..before_definition_.en_sense_senses_entry_letData_dicBody"> </text:span><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spear-scar"</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ounce, ricochet</text:span><text:span text:style-name="xitem-xitem_definition..before_definition_.en_sense_senses_entry_letData_dicBody"> </text:span><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epeli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iv</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overcome by water or smoke, overwhelm</text:span><text:span text:style-name="xitem-xitem_definition..before_definition_.en_sense_senses_entry_letData_dicBody"> </text:span><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ohi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öp</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don, put on-of clothes, shoes, etc, insert, poke through</text:span><text:span text:style-name="xitem-xitem_definition..before_definition_.en_sense_senses_entry_letData_dicBody"> </text:span><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t cut anyon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röri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stretch out, extend</text:span><text:span text:style-name="xitem-xitem_definition..before_definition_.en_sense_senses_entry_letData_dicBody"> </text:span><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item_.en_definition_.en_sense_senses_entry_letData_dicBody">to come empty-handed, without bringing anything</text:span><text:span text:style-name="xitem-xitem_definition..before_definition_.en_sense_senses_entry_letData_dicBody"> </text:span><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yawn</text:span><text:span text:style-name="xitem-xitem_definition..before_definition_.en_sense_senses_entry_letData_dicBody">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sejonġ</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decorate, to place or hang things as decorations</text:span><text:span text:style-name="xitem-xitem_definition..before_definition_.en_sense_senses_entry_letData_dicBody"> </text:span><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stride, take long steps, to crawl as a caterpillar does</text:span><text:span text:style-name="xitem-xitem_definition..before_definition_.en_sense_senses_entry_letData_dicBody">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s a long way so let'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space wide apart (as in building a fence)</text:span><text:span text:style-name="xitem-xitem_definition..before_definition_.en_sense_senses_entry_letData_dicBody"> </text:span><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tep</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to taste, lick, poke out the tongue</text:span><text:span text:style-name="xitem-xitem_definition..before_definition_.en_sense_senses_entry_letData_dicBody">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to</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fall</text:span><text:span text:style-name="xitem-xitem_definition..before_definition_.en_sense_senses_entry_letData_dicBody"> </text:span><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 </text:span><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thigh, hip, the upper part of the leg where it joins the body</text:span><text:span text:style-name="xitem-xitem_definition..before_definition_.en_sense_senses_entry_letData_dicBody">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entry_letData_dicBody">veriik</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lack </text:span><text:span text:style-name="xitem-xitem_definition..before_definition_.en_sense_senses_entry_letData_dicBody"/><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become black</text:span><text:span text:style-name="xitem-xitem_definition..before_definition_.en_sense_senses_entry_letData_dicBody"> </text:span><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vonġ poḳ</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item_.en_definition_.en_sense_senses_entry_letData_dicBody">to dance without a headdress</text:span><text:span text:style-name="xitem-xitem_definition..before_definition_.en_sense_senses_entry_letData_dicBody"> </text:span><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8T12:38:14</meta:creation-date>
    <dc:creator>Yesu</dc:creator>
    <dc:date>2011-02-18T12:38:14</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5\main"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